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6d52" officeooo:paragraph-rsid="001f6d52"/>
    </style:style>
    <style:style style:name="P2" style:family="paragraph" style:parent-style-name="Standard">
      <style:paragraph-properties fo:text-align="start" style:justify-single-word="false"/>
      <style:text-properties officeooo:rsid="001f6d52" officeooo:paragraph-rsid="002626cb"/>
    </style:style>
    <style:style style:name="P3" style:family="paragraph" style:parent-style-name="Standard">
      <style:paragraph-properties fo:text-align="center" style:justify-single-word="false"/>
      <style:text-properties officeooo:rsid="001f6d52" officeooo:paragraph-rsid="001f6d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714" style:font-weight-asian="bold" style:font-weight-complex="bold"/>
    </style:style>
    <style:style style:name="T3" style:family="text">
      <style:text-properties officeooo:rsid="001fb62b"/>
    </style:style>
    <style:style style:name="T4" style:family="text">
      <style:text-properties officeooo:rsid="00219894"/>
    </style:style>
    <style:style style:name="T5" style:family="text">
      <style:text-properties officeooo:rsid="0025e31b"/>
    </style:style>
    <style:style style:name="T6" style:family="text">
      <style:text-properties officeooo:rsid="002994cd"/>
    </style:style>
    <style:style style:name="T7" style:family="text">
      <style:text-properties officeooo:rsid="002b7940"/>
    </style:style>
    <style:style style:name="T8" style:family="text">
      <style:text-properties officeooo:rsid="002c7a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ctions</text:p>
      <text:p text:style-name="P3"/>
      <text:p text:style-name="P1">Angels of Hell – fireplane demons trying to come to the world - <text:span text:style-name="T5">MARS Hell</text:span></text:p>
      <text:p text:style-name="P1"/>
      <text:p text:style-name="P1"><text:span text:style-name="T8">Count </text:span>Noctural <text:span text:style-name="T8">shadowfell</text:span> – Death Domain/Shadow realm <text:span text:style-name="T1">Not a main realm since the leader left it – </text:span><text:span text:style-name="T2">Fatherish to jason</text:span></text:p>
      <text:p text:style-name="P1"/>
      <text:p text:style-name="P1">Air – <text:span text:style-name="T3">purple – Theosius </text:span>Feywild – nature domain</text:p>
      <text:p text:style-name="P1"/>
      <text:p text:style-name="P1">water <text:s/>-<text:span text:style-name="T6">Eris</text:span>- <text:span text:style-name="T7">Aqua</text:span> <text:span text:style-name="T4">Kiaus <text:tab/></text:span></text:p>
      <text:p text:style-name="P1"/>
      <text:p text:style-name="P2">Sevova – Other Planet trying to take ov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08:32:24.810313467</meta:creation-date>
    <dc:date>2020-09-25T14:37:00.604131035</dc:date>
    <meta:editing-duration>P2DT13H11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0" meta:character-count="311" meta:non-whitespace-character-count="257"/>
  </office:meta>
</office:document-meta>
</file>